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696cm" table:align="margins"/>
    </style:style>
    <style:style style:name="Tabella1.A" style:family="table-column">
      <style:table-column-properties style:column-width="11.583cm" style:rel-column-width="29542*"/>
    </style:style>
    <style:style style:name="Tabella1.B" style:family="table-column">
      <style:table-column-properties style:column-width="4.71cm" style:rel-column-width="12011*"/>
    </style:style>
    <style:style style:name="Tabella1.C" style:family="table-column">
      <style:table-column-properties style:column-width="4.893cm" style:rel-column-width="12479*"/>
    </style:style>
    <style:style style:name="Tabella1.D" style:family="table-column">
      <style:table-column-properties style:column-width="4.51cm" style:rel-column-width="11503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2.805cm"/>
    </style:style>
    <style:style style:name="Tabella2.B" style:family="table-column">
      <style:table-column-properties style:column-width="3.307cm"/>
    </style:style>
    <style:style style:name="Tabella2.C" style:family="table-column">
      <style:table-column-properties style:column-width="6.191cm"/>
    </style:style>
    <style:style style:name="Tabella2.D" style:family="table-column">
      <style:table-column-properties style:column-width="5.186cm"/>
    </style:style>
    <style:style style:name="Tabella2.E" style:family="table-column">
      <style:table-column-properties style:column-width="8.202cm"/>
    </style:style>
    <style:style style:name="Tabella2.A1" style:family="table-cell">
      <style:table-cell-properties fo:background-color="transparent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D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fo:background-color="transparent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3" style:family="table-row">
      <style:table-row-properties style:min-row-height="1.199cm"/>
    </style:style>
    <style:style style:name="Tabella2.A3" style:family="table-cell">
      <style:table-cell-properties fo:background-color="transparent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E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5" style:family="table-row">
      <style:table-row-properties style:min-row-height="1.499cm"/>
    </style:style>
    <style:style style:name="Tabella2.D5" style:family="table-cell">
      <style:table-cell-properties style:border-line-width="0.004cm 0.004cm 0.004cm" fo:padding="0.097cm" fo:border="0.3pt double #000000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518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7bf2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Header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642ed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Verdana"/>
    </style:style>
    <style:style style:name="P1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style="normal" style:text-underline-style="none" fo:font-weight="bold" officeooo:rsid="005e01f8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1dcde7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5e01f8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29456d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Header" style:master-page-name="">
      <style:paragraph-properties fo:margin-left="0cm" fo:margin-right="0.009cm" fo:line-height="15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eb7a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d51e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456d"/>
    </style:style>
    <style:style style:name="T3" style:family="text">
      <style:text-properties fo:font-size="12pt" officeooo:rsid="005e01f8" style:font-size-asian="12pt" style:font-size-complex="12pt"/>
    </style:style>
    <style:style style:name="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6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text-underline-style="none" officeooo:rsid="001dcde7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officeooo:rsid="0029456d" style:font-size-asian="7pt" style:font-size-complex="7pt"/>
    </style:style>
    <style:style style:name="T10" style:family="text">
      <style:text-properties fo:font-size="7pt" officeooo:rsid="005e01f8" style:font-size-asian="7pt" style:font-size-complex="7pt"/>
    </style:style>
    <style:style style:name="T11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2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T14" style:family="text">
      <style:text-properties fo:font-size="7pt" fo:font-style="normal" style:text-underline-style="none" officeooo:rsid="00592964" style:font-size-asian="7pt" style:font-style-asian="normal" style:font-size-complex="7pt" style:font-style-complex="normal"/>
    </style:style>
    <style:style style:name="T15" style:family="text">
      <style:text-properties fo:font-size="7pt" fo:font-style="normal" style:text-underline-style="none" officeooo:rsid="005e01f8" style:font-size-asian="7pt" style:font-style-asian="normal" style:font-size-complex="7pt" style:font-style-complex="normal"/>
    </style:style>
    <style:style style:name="T16" style:family="text">
      <style:text-properties officeooo:rsid="0054aace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3"><text:span text:style-name="T12">CLIENTE</text:span><text:span text:style-name="T13">:</text:span><text:span text:style-name="T7"><text:line-break/></text:span><text:span text:style-name="T6"><text:placeholder text:placeholder-type="text">&lt;o.partner_id.name&gt;</text:placeholder></text:span></text:p>
            <text:p text:style-name="P8"><text:span text:style-name="T6"><text:placeholder text:placeholder-type="text">&lt;o.partner_id.city or ''&gt;</text:placeholder></text:span><text:span text:style-name="T6"> - </text:span><text:span text:style-name="T6"><text:placeholder text:placeholder-type="text">&lt;o.partner_id.country_id.name if o.partner_id.country_id else ''&gt;</text:placeholder></text:span></text:p>
          </table:table-cell>
          <table:table-cell table:style-name="Tabella1.A1" office:value-type="string">
            <text:p text:style-name="P24"><text:span text:style-name="T14">ORDINE CLIENTE</text:span><text:span text:style-name="T13">:</text:span></text:p>
            <text:p text:style-name="P10"><text:placeholder text:placeholder-type="text">&lt;o.client_order_ref&gt;</text:placeholder></text:p>
          </table:table-cell>
          <table:table-cell table:style-name="Tabella1.A1" office:value-type="string">
            <text:p text:style-name="P18"><text:span text:style-name="T12">CONSEGNA</text:span><text:span text:style-name="T13">:<text:line-break/></text:span><text:span text:style-name="T6"><text:placeholder text:placeholder-type="text">&lt;formatLang(o.date_deadline, date=True) if o.date_deadline else ''&gt;</text:placeholder></text:span></text:p>
          </table:table-cell>
          <table:table-cell table:style-name="Tabella1.D1" office:value-type="string">
            <text:p text:style-name="P17"><text:span text:style-name="T11">DATA CARICO</text:span><text:span text:style-name="T13">:</text:span></text:p>
            <text:p text:style-name="P9"><text:placeholder text:placeholder-type="text">&lt;formatLang(o.date_delivery, date=True) if o.date_delivery else ''&gt;</text:placeholder></text:p>
          </table:table-cell>
        </table:table-row>
        <table:table-row table:style-name="Tabella1.1">
          <table:table-cell table:style-name="Tabella1.A2" office:value-type="string">
            <text:p text:style-name="P14"><text:span text:style-name="T12">DESTINAZIONE</text:span><text:span text:style-name="T13">:</text:span></text:p>
            <text:p text:style-name="P7"><text:placeholder text:placeholder-type="text">&lt;o.address_id.name&gt;</text:placeholder> <text:span text:style-name="T16">(</text:span><text:placeholder text:placeholder-type="text">&lt;o.address_id.city or ''&gt;</text:placeholder> - <text:placeholder text:placeholder-type="text">&lt;o.address_id.country_id.name if o.address_id.country_id else ''&gt;</text:placeholder><text:span text:style-name="T16">)</text:span></text:p>
          </table:table-cell>
          <table:table-cell table:style-name="Tabella1.A2" office:value-type="string">
            <text:p text:style-name="P24"><text:span text:style-name="T12">NS. ORDINE</text:span><text:span text:style-name="T13">:</text:span></text:p>
            <text:p text:style-name="P9"><text:placeholder text:placeholder-type="text">&lt;o.name&gt;</text:placeholder></text:p>
          </table:table-cell>
          <table:table-cell table:style-name="Tabella1.A2" office:value-type="string">
            <text:p text:style-name="P20"><text:span text:style-name="T10">REVISIONE N.</text:span><text:span text:style-name="T8">:</text:span></text:p>
            <text:p text:style-name="P11"><text:placeholder text:placeholder-type="text">&lt;'/'&gt;</text:placeholder></text:p>
          </table:table-cell>
          <table:table-cell table:style-name="Tabella1.D2" office:value-type="string">
            <text:p text:style-name="P15"><text:span text:style-name="T12">RESA</text:span><text:span text:style-name="T13">:</text:span></text:p>
            <text:p text:style-name="P10"><text:placeholder text:placeholder-type="text">&lt;o.incoterm.name&gt;</text:placeholder></text:p>
          </table:table-cell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9"><text:span text:style-name="T10">C</text:span><text:span text:style-name="T8">ODICE</text:span></text:p>
          </table:table-cell>
          <table:table-cell table:style-name="Tabella2.A1" office:value-type="string">
            <text:p text:style-name="P16"><text:span text:style-name="T11">QUANTITA</text:span><text:span text:style-name="T15">'</text:span></text:p>
          </table:table-cell>
          <table:table-cell table:style-name="Tabella2.A1" office:value-type="string">
            <text:p text:style-name="P23">DESCRIZIONE</text:p>
          </table:table-cell>
          <table:table-cell table:style-name="Tabella2.D1" office:value-type="string">
            <text:p text:style-name="P22">MARCATURA</text:p>
          </table:table-cell>
          <table:table-cell table:style-name="Tabella2.E1" office:value-type="string">
            <text:p text:style-name="P23">IMBALLO</text:p>
          </table:table-cell>
        </table:table-row>
        <table:table-row>
          <table:table-cell table:style-name="Tabella2.A2" table:number-columns-spanned="5" office:value-type="string">
            <text:p text:style-name="P21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9"><text:placeholder text:placeholder-type="text">&lt;item.product_id.default_code&gt;</text:placeholder></text:p>
          </table:table-cell>
          <table:table-cell table:style-name="Tabella2.A3" office:value-type="string">
            <text:p text:style-name="P28"><text:placeholder text:placeholder-type="text">&lt;item.product_uom_qty&gt;</text:placeholder> <text:placeholder text:placeholder-type="text">&lt;item.product_uom.name&gt;</text:placeholder></text:p>
          </table:table-cell>
          <table:table-cell table:style-name="Tabella2.A3" office:value-type="string">
            <text:p text:style-name="P29"><text:placeholder text:placeholder-type="object">&lt;item.name&gt;</text:placeholder></text:p>
          </table:table-cell>
          <table:table-cell table:style-name="Tabella2.D3" office:value-type="string">
            <text:p text:style-name="P29"><text:placeholder text:placeholder-type="text">&lt;item.alias_id.name or '/'&gt;</text:placeholder></text:p>
          </table:table-cell>
          <table:table-cell table:style-name="Tabella2.E3" office:value-type="string">
            <text:p text:style-name="P30"><text:placeholder text:placeholder-type="text">&lt;item.product_packaging.ul.name if item.product_packaging else ''&gt;</text:placeholder></text:p>
          </table:table-cell>
        </table:table-row>
        <table:table-row>
          <table:table-cell table:style-name="Tabella2.A2" table:number-columns-spanned="5" office:value-type="string">
            <text:p text:style-name="P21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6">NOTE</text:p>
            <text:p text:style-name="P27"><text:placeholder text:placeholder-type="text">&lt;o.note&gt;</text:placeholder></text:p>
          </table:table-cell>
          <table:covered-table-cell/>
          <table:covered-table-cell/>
          <table:table-cell table:style-name="Tabella2.D5" table:number-columns-spanned="2" office:value-type="string">
            <text:p text:style-name="P25"><text:span text:style-name="T9">F</text:span><text:span text:style-name="T8">IRMA COMPILATORE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588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9456d"/>
    </style:style>
    <style:style style:name="MT3" style:family="text">
      <style:text-properties fo:font-size="12pt" officeooo:rsid="005e01f8" style:font-size-asian="12pt" style:font-size-complex="12pt"/>
    </style:style>
    <style:style style:name="M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M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order="0.06pt solid #000000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pan text:style-name="MT1">PAN CHEMICALS S.p.A.</text:span><text:line-break/>Sede Legale – Stabilimento <text:span text:style-name="MT2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3.681cm" svg:height="1.358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3">ORDINE CLIENTE</text:span><text:line-break/><text:span text:style-name="MT4"><text:placeholder text:placeholder-type="text">&lt;formatLang(o.date_order, date=True) if o.date_order else ''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5"><text:date style:data-style-name="N37" text:date-value="2013-07-08T17:47:14.980000066" text:fixed="true">07/08/13</text:date></text:span><text:span text:style-name="MT5"> </text:span><text:span text:style-name="MT5"><text:time style:data-style-name="N43" text:time-value="2013-07-08T17:47:22.980000050" text:fixed="true">05:47:23 PM</text:time></text:span><text:span text:style-name="MT5"> 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01T18:47:06.871576261</dc:date>
    <meta:editing-duration>P1DT17H38M54S</meta:editing-duration>
    <meta:editing-cycles>327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4" meta:word-count="108" meta:character-count="1024" meta:non-whitespace-character-count="948"/>
    <meta:user-defined meta:name="Info 1"/>
    <meta:user-defined meta:name="Info 2"/>
    <meta:user-defined meta:name="Info 3"/>
    <meta:user-defined meta:name="Info 4"/>
  </office:meta>
</office:document-meta>
</file>